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4pt" style:font-size-asian="14pt" style:font-size-complex="14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office:automatic-styles>
  <office:body>
    <office:text text:use-soft-page-breaks="true">
      <text:p text:style-name="P1">Journal Entry<text:s/></text:p>
      <text:p text:style-name="P2"/>
      <text:p text:style-name="P3">Week 3</text:p>
      <text:p text:style-name="P4">I was participating to play a role of an employee in a group where I was involved in discussing about the problems within the business to the manager and how the manager can resolve these issues.<text:s/></text:p>
      <text:p text:style-name="P5">There were two types of members which were the high power distance and high uncertainty avoidance member. The high-power distance member is a type of member that respects and trust the authority and management to give them the right guidance to their actions. I was playing this role and during the group discussion meeting with the manager I had to stay silent most of the time and my only response would be agreeing with the solutions that the manager finds suitable and not counterargue. This was very challenging for me as I felt playing a role like this in the real world would show a sign of weakness in knowing what is best for the company. The uncertainty avoidance members would show great care into how the company is running their business and managing it employees.<text:s/></text:p>
      <text:p text:style-name="P6">This experience increased my knowledge in how the different members of the business can have different levels of commitment for the progress of the company. So, in order to improve or maintain the standards of the how the company is running their business and the relationship of the staff, there needs to be continuous analysis of what the problems are and strategies to resolve them.</text:p>
      <text:p text:style-name="P7"/>
      <text:p text:style-name="P8">Week 4 seminar notes</text:p>
      <text:list text:style-name="LFO1" text:continue-numbering="true">
        <text:list-item>
          <text:p text:style-name="P9">TRUE</text:p>
        </text:list-item>
        <text:list-item>
          <text:p text:style-name="P10">TRUE</text:p>
        </text:list-item>
        <text:list-item>
          <text:p text:style-name="P11">UNKNOWN</text:p>
        </text:list-item>
        <text:list-item>
          <text:p text:style-name="P12">UNKNOWN</text:p>
        </text:list-item>
        <text:list-item>
          <text:p text:style-name="P13">UNKNOWN</text:p>
        </text:list-item>
        <text:list-item>
          <text:p text:style-name="P14">TRUE</text:p>
        </text:list-item>
        <text:list-item>
          <text:p text:style-name="P15">TRUE</text:p>
        </text:list-item>
        <text:list-item>
          <text:p text:style-name="P16">TRUE</text:p>
        </text:list-item>
        <text:list-item>
          <text:p text:style-name="P17">FALSE</text:p>
        </text:list-item>
      </text:list>
      <text:p text:style-name="Normal"/>
      <text:soft-page-break/>
      <text:p text:style-name="Normal">Stereotypes can be incorrect most times and sometimes correct</text:p>
      <text:p text:style-name="Normal">Pattern and ambiguous</text:p>
      <text:p text:style-name="Normal">In business you have limited time to intake information</text:p>
      <text:p text:style-name="Normal"/>
      <text:p text:style-name="Normal">Journal entry</text:p>
      <text:p text:style-name="Normal">In this seminar session<text:s/>I learned how an individual employee’s performance can be affected based on the two<text:s/>behavioural factors which are internal and external factors. Internal factors<text:s/>are where an individual’s behaviour is influenced under personal control. External factors are when individual’s behaviour is affected from the outside causes where they were acting in a certain way based on the situation<text:s/>and these can<text:s/>be also factors<text:s/>outside the workplace which is affecting their performance.</text:p>
      <text:p text:style-name="Normal">I learned how to know what to judge based on the actions of the employee based on the output that was given<text:s/>from their peers who did not appreciate the commitment the person is showing during work which may have led to personal problems. This has taught me that there is an uncertainty into why the employee is not giving their maximum effort as I cannot make any judgement based on what I have heard from the others. Based on this situation I would have handled this by talking to the employee by knowing what is affecting their performance during work and make a<text:s/>final<text:s/>decision on what I have heard from both parties.<text:s/></text:p>
      <text:p text:style-name="Normal">I found this seminar very challenging as it is difficult to interpret the decisions to make<text:s/>based on the feedback that is given involving the employee’s commitment. I gained the knowledge of not making any decisions very fast until the full story has not been he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4pt" style:font-size-asian="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geeth Sohan</meta:initial-creator>
    <dc:creator>Sangeeth Sohan</dc:creator>
    <meta:creation-date>2023-01-30T20:14:00Z</meta:creation-date>
    <dc:date>2023-02-13T13:37:00Z</dc:date>
    <meta:template xlink:href="Normal" xlink:type="simple"/>
    <meta:editing-cycles>19</meta:editing-cycles>
    <meta:editing-duration>PT149160S</meta:editing-duration>
    <meta:document-statistic meta:page-count="2" meta:paragraph-count="5" meta:word-count="448" meta:character-count="2999" meta:row-count="21" meta:non-whitespace-character-count="2556"/>
  </office:meta>
</office:document-meta>
</file>